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B_raw</text:p>
          </table:table-cell>
          <table:table-cell office:value-type="float" office:value="-8.9287" calcext:value-type="float">
            <text:p>-8.92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acc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0036" calcext:value-type="float">
            <text:p>0.00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reg</text:p>
          </table:table-cell>
          <table:table-cell office:value-type="float" office:value="0" calcext:value-type="float">
            <text:p>0</text:p>
          </table:table-cell>
          <table:table-cell office:value-type="float" office:value="0.0197" calcext:value-type="float">
            <text:p>0.01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fit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nonlin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461" calcext:value-type="float">
            <text:p>0.0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bias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3" calcext:value-type="float">
            <text:p>0.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Zn</text:p>
          </table:table-cell>
          <table:table-cell office:value-type="float" office:value="-11.721" calcext:value-type="float">
            <text:p>-11.721</text:p>
          </table:table-cell>
          <table:table-cell office:value-type="float" office:value="4.339" calcext:value-type="float">
            <text:p>4.339</text:p>
          </table:table-cell>
          <table:table-cell office:value-type="string" calcext:value-type="string">
            <text:p>f_Zn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0249" calcext:value-type="float">
            <text:p>0.00249</text:p>
          </table:table-cell>
          <table:table-cell/>
          <table:table-cell table:formula="of:=[.E8]*[.B8]" office:value-type="float" office:value="-0.27837375" calcext:value-type="float">
            <text:p>-0.27837375</text:p>
          </table:table-cell>
        </table:table-row>
        <table:table-row table:style-name="ro1">
          <table:table-cell office:value-type="string" calcext:value-type="string">
            <text:p>B_Mg</text:p>
          </table:table-cell>
          <table:table-cell office:value-type="float" office:value="-10.893" calcext:value-type="float">
            <text:p>-10.893</text:p>
          </table:table-cell>
          <table:table-cell office:value-type="float" office:value="1.237" calcext:value-type="float">
            <text:p>1.237</text:p>
          </table:table-cell>
          <table:table-cell office:value-type="string" calcext:value-type="string">
            <text:p>f_Mg</text:p>
          </table:table-cell>
          <table:table-cell office:value-type="float" office:value="0.02088" calcext:value-type="float">
            <text:p>0.02088</text:p>
          </table:table-cell>
          <table:table-cell office:value-type="float" office:value="0.00219" calcext:value-type="float">
            <text:p>0.00219</text:p>
          </table:table-cell>
          <table:table-cell/>
          <table:table-cell table:formula="of:=[.E9]*[.B9]" office:value-type="float" office:value="-0.22744584" calcext:value-type="float">
            <text:p>-0.22744584</text:p>
          </table:table-cell>
        </table:table-row>
        <table:table-row table:style-name="ro1">
          <table:table-cell office:value-type="string" calcext:value-type="string">
            <text:p>B_Cu</text:p>
          </table:table-cell>
          <table:table-cell office:value-type="float" office:value="-11.785" calcext:value-type="float">
            <text:p>-11.785</text:p>
          </table:table-cell>
          <table:table-cell office:value-type="float" office:value="4.302" calcext:value-type="float">
            <text:p>4.302</text:p>
          </table:table-cell>
          <table:table-cell office:value-type="string" calcext:value-type="string">
            <text:p>f_Cu</text:p>
          </table:table-cell>
          <table:table-cell office:value-type="float" office:value="0.00683" calcext:value-type="float">
            <text:p>0.00683</text:p>
          </table:table-cell>
          <table:table-cell office:value-type="float" office:value="0.00073" calcext:value-type="float">
            <text:p>0.00073</text:p>
          </table:table-cell>
          <table:table-cell/>
          <table:table-cell table:formula="of:=[.E10]*[.B10]" office:value-type="float" office:value="-0.08049155" calcext:value-type="float">
            <text:p>-0.08049155</text:p>
          </table:table-cell>
        </table:table-row>
        <table:table-row table:style-name="ro1">
          <table:table-cell office:value-type="string" calcext:value-type="string">
            <text:p>B_Cr</text:p>
          </table:table-cell>
          <table:table-cell office:value-type="float" office:value="-11.652" calcext:value-type="float">
            <text:p>-11.652</text:p>
          </table:table-cell>
          <table:table-cell office:value-type="float" office:value="3.529" calcext:value-type="float">
            <text:p>3.529</text:p>
          </table:table-cell>
          <table:table-cell office:value-type="string" calcext:value-type="string">
            <text:p>f_Cr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1" calcext:value-type="float">
            <text:p>0.00011</text:p>
          </table:table-cell>
          <table:table-cell/>
          <table:table-cell table:formula="of:=[.E11]*[.B11]" office:value-type="float" office:value="-0.011652" calcext:value-type="float">
            <text:p>-0.011652</text:p>
          </table:table-cell>
        </table:table-row>
        <table:table-row table:style-name="ro1">
          <table:table-cell office:value-type="string" calcext:value-type="string">
            <text:p>B_Si</text:p>
          </table:table-cell>
          <table:table-cell office:value-type="float" office:value="-10.789" calcext:value-type="float">
            <text:p>-10.789</text:p>
          </table:table-cell>
          <table:table-cell office:value-type="float" office:value="1.343" calcext:value-type="float">
            <text:p>1.343</text:p>
          </table:table-cell>
          <table:table-cell office:value-type="string" calcext:value-type="string">
            <text:p>f_Si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09" calcext:value-type="float">
            <text:p>9E-05</text:p>
          </table:table-cell>
          <table:table-cell/>
          <table:table-cell table:formula="of:=[.E12]*[.B12]" office:value-type="float" office:value="-0.0086312" calcext:value-type="float">
            <text:p>-0.0086312</text:p>
          </table:table-cell>
        </table:table-row>
        <table:table-row table:style-name="ro1">
          <table:table-cell office:value-type="string" calcext:value-type="string">
            <text:p>B_Fe</text:p>
          </table:table-cell>
          <table:table-cell office:value-type="float" office:value="-11.552" calcext:value-type="float">
            <text:p>-11.552</text:p>
          </table:table-cell>
          <table:table-cell office:value-type="float" office:value="3.642" calcext:value-type="float">
            <text:p>3.642</text:p>
          </table:table-cell>
          <table:table-cell office:value-type="string" calcext:value-type="string">
            <text:p>f_Fe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06" calcext:value-type="float">
            <text:p>6E-05</text:p>
          </table:table-cell>
          <table:table-cell/>
          <table:table-cell table:formula="of:=[.E13]*[.B13]" office:value-type="float" office:value="-0.00623808" calcext:value-type="float">
            <text:p>-0.00623808</text:p>
          </table:table-cell>
        </table:table-row>
        <table:table-row table:style-name="ro1">
          <table:table-cell office:value-type="string" calcext:value-type="string">
            <text:p>B_Mn</text:p>
          </table:table-cell>
          <table:table-cell office:value-type="float" office:value="-11.819" calcext:value-type="float">
            <text:p>-11.819</text:p>
          </table:table-cell>
          <table:table-cell office:value-type="float" office:value="3.859" calcext:value-type="float">
            <text:p>3.859</text:p>
          </table:table-cell>
          <table:table-cell office:value-type="string" calcext:value-type="string">
            <text:p>f_Mn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09" calcext:value-type="float">
            <text:p>9E-05</text:p>
          </table:table-cell>
          <table:table-cell/>
          <table:table-cell table:formula="of:=[.E14]*[.B14]" office:value-type="float" office:value="-0.00212742" calcext:value-type="float">
            <text:p>-0.00212742</text:p>
          </table:table-cell>
        </table:table-row>
        <table:table-row table:style-name="ro1">
          <table:table-cell office:value-type="string" calcext:value-type="string">
            <text:p>B_Ti</text:p>
          </table:table-cell>
          <table:table-cell office:value-type="float" office:value="-11.702" calcext:value-type="float">
            <text:p>-11.702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f_Ti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07" calcext:value-type="float">
            <text:p>7E-05</text:p>
          </table:table-cell>
          <table:table-cell/>
          <table:table-cell table:formula="of:=[.E15]*[.B15]" office:value-type="float" office:value="-0.00163828" calcext:value-type="float">
            <text:p>-0.00163828</text:p>
          </table:table-cell>
        </table:table-row>
        <table:table-row table:style-name="ro1">
          <table:table-cell office:value-type="string" calcext:value-type="string">
            <text:p>B_quasi</text:p>
          </table:table-cell>
          <table:table-cell office:value-type="float" office:value="-5.4" calcext:value-type="float">
            <text:p>-5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_quasi</text:p>
          </table:table-cell>
          <table:table-cell office:value-type="float" office:value="0.12768" calcext:value-type="float">
            <text:p>0.12768</text:p>
          </table:table-cell>
          <table:table-cell office:value-type="float" office:value="0.01216" calcext:value-type="float">
            <text:p>0.01216</text:p>
          </table:table-cell>
          <table:table-cell/>
          <table:table-cell table:formula="of:=[.E16]*[.B16]" office:value-type="float" office:value="-0.689472" calcext:value-type="float">
            <text:p>-0.689472</text:p>
          </table:table-cell>
        </table:table-row>
        <table:table-row table:style-name="ro1">
          <table:table-cell office:value-type="string" calcext:value-type="string">
            <text:p>B_inelastic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_inelastic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00744" calcext:value-type="float">
            <text:p>0.00744</text:p>
          </table:table-cell>
          <table:table-cell/>
          <table:table-cell table:formula="of:=[.E17]*[.B17]" office:value-type="float" office:value="3.1777" calcext:value-type="float">
            <text:p>3.1777</text:p>
          </table:table-cell>
        </table:table-row>
        <table:table-row table:style-name="ro1">
          <table:table-cell office:value-type="string" calcext:value-type="string">
            <text:p>B_neu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_neutral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/>
          <table:table-cell table:formula="of:=[.E18]*[.B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_beamli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_beamline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06" calcext:value-type="float">
            <text:p>0.0006</text:p>
          </table:table-cell>
          <table:table-cell/>
          <table:table-cell table:formula="of:=[.E19]*[.B19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</text:p>
          </table:table-cell>
          <table:table-cell table:formula="of:=SUM([.E8:.E19])" office:value-type="float" office:value="0.2626" calcext:value-type="float">
            <text:p>0.2626</text:p>
          </table:table-cell>
          <table:table-cell/>
          <table:table-cell office:value-type="string" calcext:value-type="string">
            <text:p>Sum</text:p>
          </table:table-cell>
          <table:table-cell table:formula="of:=SUM([.H8:.H19])" office:value-type="float" office:value="1.87162988" calcext:value-type="float">
            <text:p>1.8716298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_det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0017" calcext:value-type="float">
            <text:p>0.0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rc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q2</text:p>
          </table:table-cell>
          <table:table-cell office:value-type="float" office:value="1" calcext:value-type="float">
            <text:p>1</text:p>
          </table:table-cell>
          <table:table-cell office:value-type="float" office:value="0.0022" calcext:value-type="float">
            <text:p>0.0022</text:p>
          </table:table-cell>
          <table:table-cell table:number-columns-repeated="5"/>
        </table:table-row>
        <table:table-row table:style-name="ro1">
          <table:table-cell/>
          <table:table-cell table:formula="of:=[.B22]*[.B23]*[.B24]" office:value-type="float" office:value="0.9955" calcext:value-type="float">
            <text:p>0.995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B24]*((((([.B1]/[.B2])+SUM([.B3:.B6]))/[.B7])-[.H20])/(1-[.E20]))" office:value-type="float" office:value="-16.3271421770799" calcext:value-type="float">
            <text:p>-16.3271421770799</text:p>
          </table:table-cell>
          <table:table-cell table:number-columns-repeated="3"/>
        </table:table-row>
      </table:table>
      <table:table table:name="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_raw</text:p>
          </table:table-cell>
          <table:table-cell office:value-type="float" office:value="-8.9287" calcext:value-type="float">
            <text:p>-8.9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_acc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string" calcext:value-type="string">
            <text:p>B_reg</text:p>
          </table:table-cell>
          <table:table-cell office:value-type="float" office:value="0" calcext:value-type="float">
            <text:p>0</text:p>
          </table:table-cell>
          <table:table-cell office:value-type="float" office:value="0.0197" calcext:value-type="float">
            <text:p>0.0197</text:p>
          </table:table-cell>
        </table:table-row>
        <table:table-row table:style-name="ro1">
          <table:table-cell office:value-type="string" calcext:value-type="string">
            <text:p>B_fit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B_nonlin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461" calcext:value-type="float">
            <text:p>0.0461</text:p>
          </table:table-cell>
        </table:table-row>
        <table:table-row table:style-name="ro1">
          <table:table-cell office:value-type="string" calcext:value-type="string">
            <text:p>B_bias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B_Zn</text:p>
          </table:table-cell>
          <table:table-cell office:value-type="float" office:value="-11.721" calcext:value-type="float">
            <text:p>-11.721</text:p>
          </table:table-cell>
          <table:table-cell office:value-type="float" office:value="4.339" calcext:value-type="float">
            <text:p>4.339</text:p>
          </table:table-cell>
        </table:table-row>
        <table:table-row table:style-name="ro1">
          <table:table-cell office:value-type="string" calcext:value-type="string">
            <text:p>B_Mg</text:p>
          </table:table-cell>
          <table:table-cell office:value-type="float" office:value="-10.893" calcext:value-type="float">
            <text:p>-10.893</text:p>
          </table:table-cell>
          <table:table-cell office:value-type="float" office:value="1.237" calcext:value-type="float">
            <text:p>1.237</text:p>
          </table:table-cell>
        </table:table-row>
        <table:table-row table:style-name="ro1">
          <table:table-cell office:value-type="string" calcext:value-type="string">
            <text:p>B_Cu</text:p>
          </table:table-cell>
          <table:table-cell office:value-type="float" office:value="-11.785" calcext:value-type="float">
            <text:p>-11.785</text:p>
          </table:table-cell>
          <table:table-cell office:value-type="float" office:value="4.302" calcext:value-type="float">
            <text:p>4.302</text:p>
          </table:table-cell>
        </table:table-row>
        <table:table-row table:style-name="ro1">
          <table:table-cell office:value-type="string" calcext:value-type="string">
            <text:p>B_Cr</text:p>
          </table:table-cell>
          <table:table-cell office:value-type="float" office:value="-11.652" calcext:value-type="float">
            <text:p>-11.652</text:p>
          </table:table-cell>
          <table:table-cell office:value-type="float" office:value="3.529" calcext:value-type="float">
            <text:p>3.529</text:p>
          </table:table-cell>
        </table:table-row>
        <table:table-row table:style-name="ro1">
          <table:table-cell office:value-type="string" calcext:value-type="string">
            <text:p>B_Si</text:p>
          </table:table-cell>
          <table:table-cell office:value-type="float" office:value="-10.789" calcext:value-type="float">
            <text:p>-10.789</text:p>
          </table:table-cell>
          <table:table-cell office:value-type="float" office:value="1.343" calcext:value-type="float">
            <text:p>1.343</text:p>
          </table:table-cell>
        </table:table-row>
        <table:table-row table:style-name="ro1">
          <table:table-cell office:value-type="string" calcext:value-type="string">
            <text:p>B_Fe</text:p>
          </table:table-cell>
          <table:table-cell office:value-type="float" office:value="-11.552" calcext:value-type="float">
            <text:p>-11.552</text:p>
          </table:table-cell>
          <table:table-cell office:value-type="float" office:value="3.642" calcext:value-type="float">
            <text:p>3.642</text:p>
          </table:table-cell>
        </table:table-row>
        <table:table-row table:style-name="ro1">
          <table:table-cell office:value-type="string" calcext:value-type="string">
            <text:p>B_Mn</text:p>
          </table:table-cell>
          <table:table-cell office:value-type="float" office:value="-11.819" calcext:value-type="float">
            <text:p>-11.819</text:p>
          </table:table-cell>
          <table:table-cell office:value-type="float" office:value="3.859" calcext:value-type="float">
            <text:p>3.859</text:p>
          </table:table-cell>
        </table:table-row>
        <table:table-row table:style-name="ro1">
          <table:table-cell office:value-type="string" calcext:value-type="string">
            <text:p>B_Ti</text:p>
          </table:table-cell>
          <table:table-cell office:value-type="float" office:value="-11.702" calcext:value-type="float">
            <text:p>-11.702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B_quasi</text:p>
          </table:table-cell>
          <table:table-cell office:value-type="float" office:value="-5.4" calcext:value-type="float">
            <text:p>-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_inelastic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_neutr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_beamlin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_Zn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0249" calcext:value-type="float">
            <text:p>0.00249</text:p>
          </table:table-cell>
        </table:table-row>
        <table:table-row table:style-name="ro1">
          <table:table-cell office:value-type="string" calcext:value-type="string">
            <text:p>f_Mg</text:p>
          </table:table-cell>
          <table:table-cell office:value-type="float" office:value="0.02088" calcext:value-type="float">
            <text:p>0.02088</text:p>
          </table:table-cell>
          <table:table-cell office:value-type="float" office:value="0.00219" calcext:value-type="float">
            <text:p>0.00219</text:p>
          </table:table-cell>
        </table:table-row>
        <table:table-row table:style-name="ro1">
          <table:table-cell office:value-type="string" calcext:value-type="string">
            <text:p>f_Cu</text:p>
          </table:table-cell>
          <table:table-cell office:value-type="float" office:value="0.00683" calcext:value-type="float">
            <text:p>0.00683</text:p>
          </table:table-cell>
          <table:table-cell office:value-type="float" office:value="0.00073" calcext:value-type="float">
            <text:p>0.00073</text:p>
          </table:table-cell>
        </table:table-row>
        <table:table-row table:style-name="ro1">
          <table:table-cell office:value-type="string" calcext:value-type="string">
            <text:p>f_Cr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1" calcext:value-type="float">
            <text:p>0.00011</text:p>
          </table:table-cell>
        </table:table-row>
        <table:table-row table:style-name="ro1">
          <table:table-cell office:value-type="string" calcext:value-type="string">
            <text:p>f_Si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09" calcext:value-type="float">
            <text:p>9E-05</text:p>
          </table:table-cell>
        </table:table-row>
        <table:table-row table:style-name="ro1">
          <table:table-cell office:value-type="string" calcext:value-type="string">
            <text:p>f_Fe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06" calcext:value-type="float">
            <text:p>6E-05</text:p>
          </table:table-cell>
        </table:table-row>
        <table:table-row table:style-name="ro1">
          <table:table-cell office:value-type="string" calcext:value-type="string">
            <text:p>f_Mn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09" calcext:value-type="float">
            <text:p>9E-05</text:p>
          </table:table-cell>
        </table:table-row>
        <table:table-row table:style-name="ro1">
          <table:table-cell office:value-type="string" calcext:value-type="string">
            <text:p>f_Ti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07" calcext:value-type="float">
            <text:p>7E-05</text:p>
          </table:table-cell>
        </table:table-row>
        <table:table-row table:style-name="ro1">
          <table:table-cell office:value-type="string" calcext:value-type="string">
            <text:p>f_quasi</text:p>
          </table:table-cell>
          <table:table-cell office:value-type="float" office:value="0.12768" calcext:value-type="float">
            <text:p>0.12768</text:p>
          </table:table-cell>
          <table:table-cell office:value-type="float" office:value="0.01216" calcext:value-type="float">
            <text:p>0.01216</text:p>
          </table:table-cell>
        </table:table-row>
        <table:table-row table:style-name="ro1">
          <table:table-cell office:value-type="string" calcext:value-type="string">
            <text:p>f_inelastic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00744" calcext:value-type="float">
            <text:p>0.00744</text:p>
          </table:table-cell>
        </table:table-row>
        <table:table-row table:style-name="ro1">
          <table:table-cell office:value-type="string" calcext:value-type="string">
            <text:p>f_neutral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 office:value-type="string" calcext:value-type="string">
            <text:p>f_beamline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R_det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R_rc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_q2</text:p>
          </table:table-cell>
          <table:table-cell office:value-type="float" office:value="1" calcext:value-type="float">
            <text:p>1</text:p>
          </table:table-cell>
          <table:table-cell office:value-type="float" office:value="0.0022" calcext:value-type="float">
            <text:p>0.0022</text:p>
          </table:table-cell>
        </table:table-row>
      </table:table>
      <table:table table:name="run1_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_raw</text:p>
          </table:table-cell>
          <table:table-cell office:value-type="float" office:value="-9.2144" calcext:value-type="float">
            <text:p>-9.2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_acc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string" calcext:value-type="string">
            <text:p>B_reg</text:p>
          </table:table-cell>
          <table:table-cell office:value-type="float" office:value="-0.5763" calcext:value-type="float">
            <text:p>-0.5763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B_fit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B_nonlin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461" calcext:value-type="float">
            <text:p>0.0461</text:p>
          </table:table-cell>
        </table:table-row>
        <table:table-row table:style-name="ro1">
          <table:table-cell office:value-type="string" calcext:value-type="string">
            <text:p>B_bias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8861" calcext:value-type="float">
            <text:p>0.8861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B_Zn</text:p>
          </table:table-cell>
          <table:table-cell office:value-type="float" office:value="-11.721" calcext:value-type="float">
            <text:p>-11.721</text:p>
          </table:table-cell>
          <table:table-cell office:value-type="float" office:value="4.339" calcext:value-type="float">
            <text:p>4.339</text:p>
          </table:table-cell>
        </table:table-row>
        <table:table-row table:style-name="ro1">
          <table:table-cell office:value-type="string" calcext:value-type="string">
            <text:p>B_Mg</text:p>
          </table:table-cell>
          <table:table-cell office:value-type="float" office:value="-10.893" calcext:value-type="float">
            <text:p>-10.893</text:p>
          </table:table-cell>
          <table:table-cell office:value-type="float" office:value="1.237" calcext:value-type="float">
            <text:p>1.237</text:p>
          </table:table-cell>
        </table:table-row>
        <table:table-row table:style-name="ro1">
          <table:table-cell office:value-type="string" calcext:value-type="string">
            <text:p>B_Cu</text:p>
          </table:table-cell>
          <table:table-cell office:value-type="float" office:value="-11.785" calcext:value-type="float">
            <text:p>-11.785</text:p>
          </table:table-cell>
          <table:table-cell office:value-type="float" office:value="4.302" calcext:value-type="float">
            <text:p>4.302</text:p>
          </table:table-cell>
        </table:table-row>
        <table:table-row table:style-name="ro1">
          <table:table-cell office:value-type="string" calcext:value-type="string">
            <text:p>B_Cr</text:p>
          </table:table-cell>
          <table:table-cell office:value-type="float" office:value="-11.652" calcext:value-type="float">
            <text:p>-11.652</text:p>
          </table:table-cell>
          <table:table-cell office:value-type="float" office:value="3.529" calcext:value-type="float">
            <text:p>3.529</text:p>
          </table:table-cell>
        </table:table-row>
        <table:table-row table:style-name="ro1">
          <table:table-cell office:value-type="string" calcext:value-type="string">
            <text:p>B_Si</text:p>
          </table:table-cell>
          <table:table-cell office:value-type="float" office:value="-10.789" calcext:value-type="float">
            <text:p>-10.789</text:p>
          </table:table-cell>
          <table:table-cell office:value-type="float" office:value="1.343" calcext:value-type="float">
            <text:p>1.343</text:p>
          </table:table-cell>
        </table:table-row>
        <table:table-row table:style-name="ro1">
          <table:table-cell office:value-type="string" calcext:value-type="string">
            <text:p>B_Fe</text:p>
          </table:table-cell>
          <table:table-cell office:value-type="float" office:value="-11.552" calcext:value-type="float">
            <text:p>-11.552</text:p>
          </table:table-cell>
          <table:table-cell office:value-type="float" office:value="3.642" calcext:value-type="float">
            <text:p>3.642</text:p>
          </table:table-cell>
        </table:table-row>
        <table:table-row table:style-name="ro1">
          <table:table-cell office:value-type="string" calcext:value-type="string">
            <text:p>B_Mn</text:p>
          </table:table-cell>
          <table:table-cell office:value-type="float" office:value="-11.819" calcext:value-type="float">
            <text:p>-11.819</text:p>
          </table:table-cell>
          <table:table-cell office:value-type="float" office:value="3.859" calcext:value-type="float">
            <text:p>3.859</text:p>
          </table:table-cell>
        </table:table-row>
        <table:table-row table:style-name="ro1">
          <table:table-cell office:value-type="string" calcext:value-type="string">
            <text:p>B_Ti</text:p>
          </table:table-cell>
          <table:table-cell office:value-type="float" office:value="-11.702" calcext:value-type="float">
            <text:p>-11.702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B_quasi</text:p>
          </table:table-cell>
          <table:table-cell office:value-type="float" office:value="-5.4" calcext:value-type="float">
            <text:p>-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_inelastic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_neutr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_beamlin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_Zn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0249" calcext:value-type="float">
            <text:p>0.00249</text:p>
          </table:table-cell>
        </table:table-row>
        <table:table-row table:style-name="ro1">
          <table:table-cell office:value-type="string" calcext:value-type="string">
            <text:p>f_Mg</text:p>
          </table:table-cell>
          <table:table-cell office:value-type="float" office:value="0.02088" calcext:value-type="float">
            <text:p>0.02088</text:p>
          </table:table-cell>
          <table:table-cell office:value-type="float" office:value="0.00219" calcext:value-type="float">
            <text:p>0.00219</text:p>
          </table:table-cell>
        </table:table-row>
        <table:table-row table:style-name="ro1">
          <table:table-cell office:value-type="string" calcext:value-type="string">
            <text:p>f_Cu</text:p>
          </table:table-cell>
          <table:table-cell office:value-type="float" office:value="0.00683" calcext:value-type="float">
            <text:p>0.00683</text:p>
          </table:table-cell>
          <table:table-cell office:value-type="float" office:value="0.00073" calcext:value-type="float">
            <text:p>0.00073</text:p>
          </table:table-cell>
        </table:table-row>
        <table:table-row table:style-name="ro1">
          <table:table-cell office:value-type="string" calcext:value-type="string">
            <text:p>f_Cr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1" calcext:value-type="float">
            <text:p>0.00011</text:p>
          </table:table-cell>
        </table:table-row>
        <table:table-row table:style-name="ro1">
          <table:table-cell office:value-type="string" calcext:value-type="string">
            <text:p>f_Si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09" calcext:value-type="float">
            <text:p>9E-05</text:p>
          </table:table-cell>
        </table:table-row>
        <table:table-row table:style-name="ro1">
          <table:table-cell office:value-type="string" calcext:value-type="string">
            <text:p>f_Fe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06" calcext:value-type="float">
            <text:p>6E-05</text:p>
          </table:table-cell>
        </table:table-row>
        <table:table-row table:style-name="ro1">
          <table:table-cell office:value-type="string" calcext:value-type="string">
            <text:p>f_Mn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09" calcext:value-type="float">
            <text:p>9E-05</text:p>
          </table:table-cell>
        </table:table-row>
        <table:table-row table:style-name="ro1">
          <table:table-cell office:value-type="string" calcext:value-type="string">
            <text:p>f_Ti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07" calcext:value-type="float">
            <text:p>7E-05</text:p>
          </table:table-cell>
        </table:table-row>
        <table:table-row table:style-name="ro1">
          <table:table-cell office:value-type="string" calcext:value-type="string">
            <text:p>f_quasi</text:p>
          </table:table-cell>
          <table:table-cell office:value-type="float" office:value="0.12768" calcext:value-type="float">
            <text:p>0.12768</text:p>
          </table:table-cell>
          <table:table-cell office:value-type="float" office:value="0.01216" calcext:value-type="float">
            <text:p>0.01216</text:p>
          </table:table-cell>
        </table:table-row>
        <table:table-row table:style-name="ro1">
          <table:table-cell office:value-type="string" calcext:value-type="string">
            <text:p>f_inelastic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00744" calcext:value-type="float">
            <text:p>0.00744</text:p>
          </table:table-cell>
        </table:table-row>
        <table:table-row table:style-name="ro1">
          <table:table-cell office:value-type="string" calcext:value-type="string">
            <text:p>f_neutral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 office:value-type="string" calcext:value-type="string">
            <text:p>f_beamline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R_det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R_rc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_q2</text:p>
          </table:table-cell>
          <table:table-cell office:value-type="float" office:value="1" calcext:value-type="float">
            <text:p>1</text:p>
          </table:table-cell>
          <table:table-cell office:value-type="float" office:value="0.0022" calcext:value-type="float">
            <text:p>0.0022</text:p>
          </table:table-cell>
        </table:table-row>
      </table:table>
      <table:table table:name="run2_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_raw</text:p>
          </table:table-cell>
          <table:table-cell office:value-type="float" office:value="-8.4397" calcext:value-type="float">
            <text:p>-8.4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_acc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string" calcext:value-type="string">
            <text:p>B_reg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0197" calcext:value-type="float">
            <text:p>0.0197</text:p>
          </table:table-cell>
        </table:table-row>
        <table:table-row table:style-name="ro1">
          <table:table-cell office:value-type="string" calcext:value-type="string">
            <text:p>B_fit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B_nonlin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422" calcext:value-type="float">
            <text:p>0.0422</text:p>
          </table:table-cell>
        </table:table-row>
        <table:table-row table:style-name="ro1">
          <table:table-cell office:value-type="string" calcext:value-type="string">
            <text:p>B_bias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office:value-type="string" calcext:value-type="string">
            <text:p>B_Zn</text:p>
          </table:table-cell>
          <table:table-cell office:value-type="float" office:value="-11.721" calcext:value-type="float">
            <text:p>-11.721</text:p>
          </table:table-cell>
          <table:table-cell office:value-type="float" office:value="4.339" calcext:value-type="float">
            <text:p>4.339</text:p>
          </table:table-cell>
        </table:table-row>
        <table:table-row table:style-name="ro1">
          <table:table-cell office:value-type="string" calcext:value-type="string">
            <text:p>B_Mg</text:p>
          </table:table-cell>
          <table:table-cell office:value-type="float" office:value="-10.893" calcext:value-type="float">
            <text:p>-10.893</text:p>
          </table:table-cell>
          <table:table-cell office:value-type="float" office:value="1.237" calcext:value-type="float">
            <text:p>1.237</text:p>
          </table:table-cell>
        </table:table-row>
        <table:table-row table:style-name="ro1">
          <table:table-cell office:value-type="string" calcext:value-type="string">
            <text:p>B_Cu</text:p>
          </table:table-cell>
          <table:table-cell office:value-type="float" office:value="-11.785" calcext:value-type="float">
            <text:p>-11.785</text:p>
          </table:table-cell>
          <table:table-cell office:value-type="float" office:value="4.302" calcext:value-type="float">
            <text:p>4.302</text:p>
          </table:table-cell>
        </table:table-row>
        <table:table-row table:style-name="ro1">
          <table:table-cell office:value-type="string" calcext:value-type="string">
            <text:p>B_Cr</text:p>
          </table:table-cell>
          <table:table-cell office:value-type="float" office:value="-11.652" calcext:value-type="float">
            <text:p>-11.652</text:p>
          </table:table-cell>
          <table:table-cell office:value-type="float" office:value="3.529" calcext:value-type="float">
            <text:p>3.529</text:p>
          </table:table-cell>
        </table:table-row>
        <table:table-row table:style-name="ro1">
          <table:table-cell office:value-type="string" calcext:value-type="string">
            <text:p>B_Si</text:p>
          </table:table-cell>
          <table:table-cell office:value-type="float" office:value="-10.789" calcext:value-type="float">
            <text:p>-10.789</text:p>
          </table:table-cell>
          <table:table-cell office:value-type="float" office:value="1.343" calcext:value-type="float">
            <text:p>1.343</text:p>
          </table:table-cell>
        </table:table-row>
        <table:table-row table:style-name="ro1">
          <table:table-cell office:value-type="string" calcext:value-type="string">
            <text:p>B_Fe</text:p>
          </table:table-cell>
          <table:table-cell office:value-type="float" office:value="-11.552" calcext:value-type="float">
            <text:p>-11.552</text:p>
          </table:table-cell>
          <table:table-cell office:value-type="float" office:value="3.642" calcext:value-type="float">
            <text:p>3.642</text:p>
          </table:table-cell>
        </table:table-row>
        <table:table-row table:style-name="ro1">
          <table:table-cell office:value-type="string" calcext:value-type="string">
            <text:p>B_Mn</text:p>
          </table:table-cell>
          <table:table-cell office:value-type="float" office:value="-11.819" calcext:value-type="float">
            <text:p>-11.819</text:p>
          </table:table-cell>
          <table:table-cell office:value-type="float" office:value="3.859" calcext:value-type="float">
            <text:p>3.859</text:p>
          </table:table-cell>
        </table:table-row>
        <table:table-row table:style-name="ro1">
          <table:table-cell office:value-type="string" calcext:value-type="string">
            <text:p>B_Ti</text:p>
          </table:table-cell>
          <table:table-cell office:value-type="float" office:value="-11.702" calcext:value-type="float">
            <text:p>-11.702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B_quasi</text:p>
          </table:table-cell>
          <table:table-cell office:value-type="float" office:value="-5.4" calcext:value-type="float">
            <text:p>-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_inelastic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_neutr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_beamlin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_Zn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0249" calcext:value-type="float">
            <text:p>0.00249</text:p>
          </table:table-cell>
        </table:table-row>
        <table:table-row table:style-name="ro1">
          <table:table-cell office:value-type="string" calcext:value-type="string">
            <text:p>f_Mg</text:p>
          </table:table-cell>
          <table:table-cell office:value-type="float" office:value="0.02088" calcext:value-type="float">
            <text:p>0.02088</text:p>
          </table:table-cell>
          <table:table-cell office:value-type="float" office:value="0.00219" calcext:value-type="float">
            <text:p>0.00219</text:p>
          </table:table-cell>
        </table:table-row>
        <table:table-row table:style-name="ro1">
          <table:table-cell office:value-type="string" calcext:value-type="string">
            <text:p>f_Cu</text:p>
          </table:table-cell>
          <table:table-cell office:value-type="float" office:value="0.00683" calcext:value-type="float">
            <text:p>0.00683</text:p>
          </table:table-cell>
          <table:table-cell office:value-type="float" office:value="0.00073" calcext:value-type="float">
            <text:p>0.00073</text:p>
          </table:table-cell>
        </table:table-row>
        <table:table-row table:style-name="ro1">
          <table:table-cell office:value-type="string" calcext:value-type="string">
            <text:p>f_Cr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1" calcext:value-type="float">
            <text:p>0.00011</text:p>
          </table:table-cell>
        </table:table-row>
        <table:table-row table:style-name="ro1">
          <table:table-cell office:value-type="string" calcext:value-type="string">
            <text:p>f_Si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09" calcext:value-type="float">
            <text:p>9E-05</text:p>
          </table:table-cell>
        </table:table-row>
        <table:table-row table:style-name="ro1">
          <table:table-cell office:value-type="string" calcext:value-type="string">
            <text:p>f_Fe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06" calcext:value-type="float">
            <text:p>6E-05</text:p>
          </table:table-cell>
        </table:table-row>
        <table:table-row table:style-name="ro1">
          <table:table-cell office:value-type="string" calcext:value-type="string">
            <text:p>f_Mn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09" calcext:value-type="float">
            <text:p>9E-05</text:p>
          </table:table-cell>
        </table:table-row>
        <table:table-row table:style-name="ro1">
          <table:table-cell office:value-type="string" calcext:value-type="string">
            <text:p>f_Ti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07" calcext:value-type="float">
            <text:p>7E-05</text:p>
          </table:table-cell>
        </table:table-row>
        <table:table-row table:style-name="ro1">
          <table:table-cell office:value-type="string" calcext:value-type="string">
            <text:p>f_quasi</text:p>
          </table:table-cell>
          <table:table-cell office:value-type="float" office:value="0.12768" calcext:value-type="float">
            <text:p>0.12768</text:p>
          </table:table-cell>
          <table:table-cell office:value-type="float" office:value="0.01216" calcext:value-type="float">
            <text:p>0.01216</text:p>
          </table:table-cell>
        </table:table-row>
        <table:table-row table:style-name="ro1">
          <table:table-cell office:value-type="string" calcext:value-type="string">
            <text:p>f_inelastic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00744" calcext:value-type="float">
            <text:p>0.00744</text:p>
          </table:table-cell>
        </table:table-row>
        <table:table-row table:style-name="ro1">
          <table:table-cell office:value-type="string" calcext:value-type="string">
            <text:p>f_neutral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 office:value-type="string" calcext:value-type="string">
            <text:p>f_beamline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R_det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R_rc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_q2</text:p>
          </table:table-cell>
          <table:table-cell office:value-type="float" office:value="1" calcext:value-type="float">
            <text:p>1</text:p>
          </table:table-cell>
          <table:table-cell office:value-type="float" office:value="0.0022" calcext:value-type="float">
            <text:p>0.0022</text:p>
          </table:table-cell>
        </table:table-row>
      </table:table>
      <table:table table:name="run2_v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_raw</text:p>
          </table:table-cell>
          <table:table-cell office:value-type="float" office:value="-7.9236" calcext:value-type="float">
            <text:p>-7.9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office:value-type="string" calcext:value-type="string">
            <text:p>B_acc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B_reg</text:p>
          </table:table-cell>
          <table:table-cell office:value-type="float" office:value="-0.695" calcext:value-type="float">
            <text:p>-0.695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B_fit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B_nonlin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396" calcext:value-type="float">
            <text:p>0.0396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B_bias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B_Zn</text:p>
          </table:table-cell>
          <table:table-cell office:value-type="float" office:value="-11.721" calcext:value-type="float">
            <text:p>-11.721</text:p>
          </table:table-cell>
          <table:table-cell office:value-type="float" office:value="4.339" calcext:value-type="float">
            <text:p>4.339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B_Mg</text:p>
          </table:table-cell>
          <table:table-cell office:value-type="float" office:value="-10.893" calcext:value-type="float">
            <text:p>-10.893</text:p>
          </table:table-cell>
          <table:table-cell office:value-type="float" office:value="1.237" calcext:value-type="float">
            <text:p>1.237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B_Cu</text:p>
          </table:table-cell>
          <table:table-cell office:value-type="float" office:value="-11.785" calcext:value-type="float">
            <text:p>-11.785</text:p>
          </table:table-cell>
          <table:table-cell office:value-type="float" office:value="4.302" calcext:value-type="float">
            <text:p>4.302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B_Cr</text:p>
          </table:table-cell>
          <table:table-cell office:value-type="float" office:value="-11.652" calcext:value-type="float">
            <text:p>-11.652</text:p>
          </table:table-cell>
          <table:table-cell office:value-type="float" office:value="3.529" calcext:value-type="float">
            <text:p>3.529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B_Si</text:p>
          </table:table-cell>
          <table:table-cell office:value-type="float" office:value="-10.789" calcext:value-type="float">
            <text:p>-10.789</text:p>
          </table:table-cell>
          <table:table-cell office:value-type="float" office:value="1.343" calcext:value-type="float">
            <text:p>1.343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B_Fe</text:p>
          </table:table-cell>
          <table:table-cell office:value-type="float" office:value="-11.552" calcext:value-type="float">
            <text:p>-11.552</text:p>
          </table:table-cell>
          <table:table-cell office:value-type="float" office:value="3.642" calcext:value-type="float">
            <text:p>3.642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B_Mn</text:p>
          </table:table-cell>
          <table:table-cell office:value-type="float" office:value="-11.819" calcext:value-type="float">
            <text:p>-11.819</text:p>
          </table:table-cell>
          <table:table-cell office:value-type="float" office:value="3.859" calcext:value-type="float">
            <text:p>3.859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B_Ti</text:p>
          </table:table-cell>
          <table:table-cell office:value-type="float" office:value="-11.702" calcext:value-type="float">
            <text:p>-11.702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B_quasi</text:p>
          </table:table-cell>
          <table:table-cell office:value-type="float" office:value="-5.4" calcext:value-type="float">
            <text:p>-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B_inelastic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B_neutr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B_beamlin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f_Zn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0249" calcext:value-type="float">
            <text:p>0.00249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f_Mg</text:p>
          </table:table-cell>
          <table:table-cell office:value-type="float" office:value="0.02088" calcext:value-type="float">
            <text:p>0.02088</text:p>
          </table:table-cell>
          <table:table-cell office:value-type="float" office:value="0.00219" calcext:value-type="float">
            <text:p>0.00219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f_Cu</text:p>
          </table:table-cell>
          <table:table-cell office:value-type="float" office:value="0.00683" calcext:value-type="float">
            <text:p>0.00683</text:p>
          </table:table-cell>
          <table:table-cell office:value-type="float" office:value="0.00073" calcext:value-type="float">
            <text:p>0.00073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f_Cr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1" calcext:value-type="float">
            <text:p>0.00011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f_Si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09" calcext:value-type="float">
            <text:p>9E-05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f_Fe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06" calcext:value-type="float">
            <text:p>6E-05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f_Mn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09" calcext:value-type="float">
            <text:p>9E-05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f_Ti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07" calcext:value-type="float">
            <text:p>7E-05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f_quasi</text:p>
          </table:table-cell>
          <table:table-cell office:value-type="float" office:value="0.12768" calcext:value-type="float">
            <text:p>0.12768</text:p>
          </table:table-cell>
          <table:table-cell office:value-type="float" office:value="0.01216" calcext:value-type="float">
            <text:p>0.01216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f_inelastic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00744" calcext:value-type="float">
            <text:p>0.00744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f_neutral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f_beamline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R_det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R_rc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R_q2</text:p>
          </table:table-cell>
          <table:table-cell office:value-type="float" office:value="1" calcext:value-type="float">
            <text:p>1</text:p>
          </table:table-cell>
          <table:table-cell office:value-type="float" office:value="0.0022" calcext:value-type="float">
            <text:p>0.0022</text:p>
          </table:table-cell>
        </table:table-row>
      </table:table>
      <table:table table:name="origina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_raw</text:p>
          </table:table-cell>
          <table:table-cell table:number-columns-repeated="2"/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office:value-type="string" calcext:value-type="string">
            <text:p>B_bcm</text:p>
          </table:table-cell>
          <table:table-cell table:number-columns-repeated="2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B_beam</text:p>
          </table:table-cell>
          <table:table-cell table:number-columns-repeated="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B_bb</text:p>
          </table:table-cell>
          <table:table-cell table:number-columns-repeated="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B_nonlin</text:p>
          </table:table-cell>
          <table:table-cell table:number-columns-repeated="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B_bias</text:p>
          </table:table-cell>
          <table:table-cell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B_0844ke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B_1014ke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B_2211ke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B_2735ke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B_2990ke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B_4580ke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B_4812ke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B_5430ke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B_5668ke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B_7228ke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B_7477ke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B_Zn</text:p>
          </table:table-cell>
          <table:table-cell office:value-type="string" calcext:value-type="string">
            <text:p>-11.721 <text:s text:c="6"/>4.339</text:p>
          </table:table-cell>
          <table:table-cell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B_Mg</text:p>
          </table:table-cell>
          <table:table-cell office:value-type="string" calcext:value-type="string">
            <text:p>-10.893 <text:s text:c="6"/>1.237</text:p>
          </table:table-cell>
          <table:table-cell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B_Cu</text:p>
          </table:table-cell>
          <table:table-cell office:value-type="string" calcext:value-type="string">
            <text:p>-11.785 <text:s text:c="6"/>4.302</text:p>
          </table:table-cell>
          <table:table-cell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B_Cr</text:p>
          </table:table-cell>
          <table:table-cell office:value-type="string" calcext:value-type="string">
            <text:p>-11.652 <text:s text:c="6"/>3.529</text:p>
          </table:table-cell>
          <table:table-cell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B_Si</text:p>
          </table:table-cell>
          <table:table-cell office:value-type="string" calcext:value-type="string">
            <text:p>-10.789 <text:s text:c="6"/>1.343</text:p>
          </table:table-cell>
          <table:table-cell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B_Fe</text:p>
          </table:table-cell>
          <table:table-cell office:value-type="string" calcext:value-type="string">
            <text:p>-11.552 <text:s text:c="6"/>3.642</text:p>
          </table:table-cell>
          <table:table-cell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B_Mn</text:p>
          </table:table-cell>
          <table:table-cell office:value-type="string" calcext:value-type="string">
            <text:p>-11.819 <text:s text:c="6"/>3.859</text:p>
          </table:table-cell>
          <table:table-cell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B_Ti</text:p>
          </table:table-cell>
          <table:table-cell office:value-type="string" calcext:value-type="string">
            <text:p>-11.702 <text:s text:c="6"/>3.350</text:p>
          </table:table-cell>
          <table:table-cell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B_quasi</text:p>
          </table:table-cell>
          <table:table-cell office:value-type="float" office:value="-5.4" calcext:value-type="float">
            <text:p>-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B_inelastic</text:p>
          </table:table-cell>
          <table:table-cell table:number-columns-repeated="2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B_GD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B_pion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B_neutral</text:p>
          </table:table-cell>
          <table:table-cell table:number-columns-repeated="2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f_844keV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0044" calcext:value-type="float">
            <text:p>0.00044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f_1014keV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0.00103" calcext:value-type="float">
            <text:p>0.00103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f_2211keV</text:p>
          </table:table-cell>
          <table:table-cell office:value-type="float" office:value="0.01348" calcext:value-type="float">
            <text:p>0.01348</text:p>
          </table:table-cell>
          <table:table-cell office:value-type="float" office:value="0.00161" calcext:value-type="float">
            <text:p>0.00161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f_2735keV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17" calcext:value-type="float">
            <text:p>0.00017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f_2990keV</text:p>
          </table:table-cell>
          <table:table-cell office:value-type="float" office:value="0.00934" calcext:value-type="float">
            <text:p>0.00934</text:p>
          </table:table-cell>
          <table:table-cell office:value-type="float" office:value="0.00068" calcext:value-type="float">
            <text:p>0.00068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f_4580keV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07" calcext:value-type="float">
            <text:p>7E-05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f_4812keV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24" calcext:value-type="float">
            <text:p>0.00024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f_5430keV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031" calcext:value-type="float">
            <text:p>0.00031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f_5668keV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16" calcext:value-type="float">
            <text:p>0.00016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f_7228keV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065" calcext:value-type="float">
            <text:p>0.00065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f_7477keV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074" calcext:value-type="float">
            <text:p>0.00074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f_Zn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0249" calcext:value-type="float">
            <text:p>0.00249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f_Mg</text:p>
          </table:table-cell>
          <table:table-cell office:value-type="float" office:value="0.02088" calcext:value-type="float">
            <text:p>0.02088</text:p>
          </table:table-cell>
          <table:table-cell office:value-type="float" office:value="0.00219" calcext:value-type="float">
            <text:p>0.00219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f_Cu</text:p>
          </table:table-cell>
          <table:table-cell office:value-type="float" office:value="0.00683" calcext:value-type="float">
            <text:p>0.00683</text:p>
          </table:table-cell>
          <table:table-cell office:value-type="float" office:value="0.00073" calcext:value-type="float">
            <text:p>0.00073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f_Cr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1" calcext:value-type="float">
            <text:p>0.00011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f_Si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09" calcext:value-type="float">
            <text:p>9E-05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f_Fe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06" calcext:value-type="float">
            <text:p>6E-05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f_Mn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09" calcext:value-type="float">
            <text:p>9E-05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f_Ti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07" calcext:value-type="float">
            <text:p>7E-05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f_quasi</text:p>
          </table:table-cell>
          <table:table-cell office:value-type="float" office:value="0.12768" calcext:value-type="float">
            <text:p>0.12768</text:p>
          </table:table-cell>
          <table:table-cell office:value-type="float" office:value="0.01216" calcext:value-type="float">
            <text:p>0.01216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f_inelastic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00744" calcext:value-type="float">
            <text:p>0.00744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f_GDR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00289" calcext:value-type="float">
            <text:p>0.00289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f_pions</text:p>
          </table:table-cell>
          <table:table-cell table:number-columns-repeated="2" office:value-type="float" office:value="0.0006" calcext:value-type="float">
            <text:p>0.0006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f_neutral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f_beamline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R_det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R_acc</text:p>
          </table:table-cell>
          <table:table-cell office:value-type="float" office:value="0.996" calcext:value-type="float">
            <text:p>0.996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R_rc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R_q2</text:p>
          </table:table-cell>
          <table:table-cell office:value-type="float" office:value="1" calcext:value-type="float">
            <text:p>1</text:p>
          </table:table-cell>
          <table:table-cell office:value-type="float" office:value="0.0043" calcext:value-type="float">
            <text:p>0.00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/00/0000</text:date>, <text:time style:data-style-name="N2" text:time-value="22:31:58.3075413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Linux_X86_64 LibreOffice_project/40$Build-2</meta:generator>
    <dc:date>2018-06-27T23:20:16.311927945</dc:date>
    <meta:editing-duration>PT5H21M12S</meta:editing-duration>
    <meta:editing-cycles>18</meta:editing-cycles>
    <meta:document-statistic meta:table-count="6" meta:cell-count="776" meta:object-count="0"/>
  </office:meta>
</office:document-meta>
</file>